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OpenSymbol1" svg:font-family="OpenSymbol"/>
    <style:font-face style:name="Ubuntu Mono" svg:font-family="'Ubuntu 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Mono"/>
    </style:style>
    <style:style style:name="P2"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font-name="Arial" fo:font-size="11pt" style:font-size-asian="11pt" style:font-size-complex="11pt"/>
    </style:style>
    <style:style style:name="P5" style:family="paragraph" style:parent-style-name="Standard" style:list-style-name="L1">
      <style:paragraph-properties fo:text-align="justify" style:justify-single-word="false"/>
      <style:text-properties style:font-name="Arial"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Uso de una Raspberry Pi como plataforma de desarrollo económica</text:p>
      <text:p text:style-name="P2"/>
      <text:p text:style-name="P3">Sergio Bazán Domínguez</text:p>
      <text:p text:style-name="P3"><text:tab/><text:tab/><text:tab/></text:p>
      <text:p text:style-name="P3">Javier González Tello</text:p>
      <text:p text:style-name="P3"/>
      <text:p text:style-name="P3">Programación de servicios y procesos <text:s/>2ºH DAM – Proyecto I</text:p>
      <text:p text:style-name="P3"/>
      <text:p text:style-name="P3"/>
      <text:p text:style-name="P4">En este proyecto planteamos la posibilidad de usar una placa de tipo Raspberry Pi como un servidor web, con el fin de desarrollar y albergar una serie de aplicaciones web multipropósito para estudiar la viabilidad de usar estos dispositivos como medio de hosting asequible para proyectos de diversa utilidad, tanto didáctica y personal, como para el prototipado y testeo con utilidad en un ámbito profesional. </text:p>
      <text:p text:style-name="P4"/>
      <text:p text:style-name="P4">La primera parte del proyecto consiste en habilitar la Raspberry PI como servidor. Para ello, los primeros pasos consistirán en configurar el dispositivo, instalar en él alguna distribución de uso extendido (como Raspbian) y configurarla para poder conectarse a dicho dispositivo mediante una shell externa (preferiblemente tanto por ethernet como por wifi, usando sesiones ssh).</text:p>
      <text:p text:style-name="P4"/>
      <text:p text:style-name="P4">Cuando el aspecto del hardware esté debidamente configurado, se procederá a instalar en el sistema operativo una serie de aplicaciones que permitan usar el dispositivo como plataforma de desarrollo general, por lo que se valorará la posibilidad de instalar entornos de ejecución (compiladores C/C++, Python, JVM) así como servidores (Apache) y un sistema ligero de bases de datos (SQLite).</text:p>
      <text:p text:style-name="P4"/>
      <text:p text:style-name="P4">Con estos pasos, se habrá conseguido el primer objetivo: la obtención de un dispositivo muy asequible y que sirva como plataforma de desarrollo y alojamiento de aplicaciones multipropósito.</text:p>
      <text:p text:style-name="P4"/>
      <text:p text:style-name="P4">Cuando el dispositivo esté operativo, se procederá a realizar una serie de aplicaciones. Se plantean un mínimo de tres aplicaciones para explorar los 3 grandes ámbitos de uso que queremos probar:</text:p>
      <text:p text:style-name="P4"/>
      <text:list xml:id="list8128052781771586017" text:style-name="L1">
        <text:list-item>
          <text:p text:style-name="P5">Una aplicación de tipo ‘bot’ que notifique a un conjunto de usuarios de forma periódica con mensajes fijos</text:p>
          <text:p text:style-name="P5"/>
        </text:list-item>
        <text:list-item>
          <text:p text:style-name="P5">Un ‘bot’ de características similares al anterior, pero que haga uso de APIs externas y bases de datos</text:p>
          <text:p text:style-name="P5"/>
        </text:list-item>
        <text:list-item>
          <text:p text:style-name="P5">Un ‘bot’ que actúe según la información recibida de sensores externos</text:p>
          <text:p text:style-name="P5"/>
        </text:list-item>
      </text:list>
      <text:p text:style-name="P4"/>
      <text:p text:style-name="P4">Con estas aplicaciones ejemplo, queremos abarcar posibilidades prácticas, como podrían ser notificaciones a empleados programada, creación de alarmas personalizadas a nivel de recordatorio y un sistema de seguridad bás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ohit Devanagari1" svg:font-family="'Lohit Devanagari'"/>
    <style:font-face style:name="OpenSymbol1" svg:font-family="OpenSymbol"/>
    <style:font-face style:name="Ubuntu Mono" svg:font-family="'Ubuntu Mono'"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20T18:25:58.063509245</meta:creation-date>
    <meta:generator>OpenOffice/4.1.0$Win32 OpenOffice.org_project/410m18$Build-9764</meta:generator>
    <dc:date>2017-09-22T10:25:52.47</dc:date>
    <meta:editing-duration>PT8M26S</meta:editing-duration>
    <meta:editing-cycles>1</meta:editing-cycles>
    <meta:document-statistic meta:table-count="0" meta:image-count="0" meta:object-count="0" meta:page-count="1" meta:paragraph-count="14" meta:word-count="343" meta:character-count="2231"/>
  </office:meta>
</office:document-meta>
</file>